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2305in" style:use-optimal-column-width="false"/>
    </style:style>
    <style:style style:name="TableColumn3" style:family="table-column">
      <style:table-column-properties style:column-width="2.2312in" style:use-optimal-column-width="false"/>
    </style:style>
    <style:style style:name="TableColumn4" style:family="table-column">
      <style:table-column-properties style:column-width="2.2312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5" style:family="table-row">
      <style:table-row-properties style:min-row-height="0.5208in"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extbody" style:family="paragraph">
      <style:paragraph-properties fo:break-before="page" fo:margin-bottom="0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line-height="106%"/>
      <style:text-properties style:font-name="Calibri, sans-serif" fo:font-size="11pt" style:font-size-asian="11pt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" style:parent-style-name="Textbody" style:family="paragraph">
      <style:paragraph-properties fo:margin-bottom="0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" style:parent-style-name="Основнойшрифтабзаца" style:family="text">
      <style:text-properties style:font-name="Calibri, sans-serif" fo:font-size="11pt" style:font-size-asian="11pt" fo:language="en" fo:country="US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extbody" style:family="paragraph">
      <style:paragraph-properties fo:margin-bottom="0in"/>
      <style:text-properties fo:language="en" fo:country="US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" style:parent-style-name="Основнойшрифтабзаца" style:family="text">
      <style:text-properties style:font-name="Calibri, sans-serif" fo:font-weight="bold" style:font-weight-asian="bold" style:font-weight-complex="bold" fo:font-size="11pt" style:font-size-asian="11pt" fo:language="en" fo:country="US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extbody" style:family="paragraph">
      <style:paragraph-properties fo:margin-bottom="0in"/>
      <style:text-properties fo:color="#111111" fo:background-color="#FFFFFF"/>
    </style:style>
    <style:style style:name="P27" style:parent-style-name="Textbody" style:family="paragraph">
      <style:paragraph-properties fo:margin-top="0.1166in" fo:margin-bottom="0.1166in" fo:background-color="#FFFFFF"/>
      <style:text-properties fo:color="#111111"/>
    </style:style>
    <style:style style:name="P28" style:parent-style-name="Textbody" style:family="paragraph">
      <style:paragraph-properties fo:margin-bottom="0in"/>
      <style:text-properties fo:color="#111111" fo:background-color="#FFFFFF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extbody" style:family="paragraph">
      <style:paragraph-properties fo:margin-top="0.1166in" fo:margin-bottom="0.1166in" fo:background-color="#FFFFFF"/>
      <style:text-properties fo:color="#111111"/>
    </style:style>
    <style:style style:name="P31" style:parent-style-name="Textbody" style:family="paragraph">
      <style:paragraph-properties fo:margin-top="0.1166in" fo:margin-bottom="0.1166in" fo:background-color="#FFFFFF"/>
      <style:text-properties fo:color="#111111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line-height="106%"/>
    </style:style>
    <style:style style:name="T35" style:parent-style-name="Основнойшрифтабзаца" style:family="text">
      <style:text-properties style:font-name="Calibri, sans-serif" fo:font-size="11pt" style:font-size-asian="11pt" fo:language="en" fo:country="US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extbody" style:family="paragraph">
      <style:text-properties fo:color="#000000" fo:background-color="#FFFFFF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extbody" style:family="paragraph">
      <style:paragraph-properties fo:margin-bottom="0in"/>
      <style:text-properties fo:language="en" fo:country="US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extbody" style:family="paragraph">
      <style:paragraph-properties fo:margin-top="0.1166in" fo:margin-bottom="0.1166in" fo:background-color="#FFFFFF"/>
      <style:text-properties fo:color="#333333"/>
    </style:style>
    <style:style style:name="P44" style:parent-style-name="Textbody" style:family="paragraph">
      <style:paragraph-properties fo:margin-top="0.1166in" fo:margin-bottom="0.1166in" fo:background-color="#FFFFFF"/>
      <style:text-properties fo:color="#333333"/>
    </style:style>
    <style:style style:name="P45" style:parent-style-name="Textbody" style:family="paragraph">
      <style:paragraph-properties fo:margin-top="0.1166in" fo:margin-bottom="0.1166in" fo:background-color="#FFFFFF"/>
      <style:text-properties fo:color="#333333"/>
    </style:style>
    <style:style style:name="P46" style:parent-style-name="Textbody" style:family="paragraph">
      <style:paragraph-properties fo:margin-top="0.1166in" fo:margin-bottom="0.1166in" fo:background-color="#FFFFFF"/>
      <style:text-properties fo:color="#333333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extbody" style:family="paragraph">
      <style:paragraph-properties fo:margin-top="0.1166in" fo:margin-bottom="0.1166in" fo:background-color="#FFFFFF"/>
      <style:text-properties fo:color="#333333"/>
    </style:style>
    <style:style style:name="P49" style:parent-style-name="Textbody" style:family="paragraph">
      <style:paragraph-properties fo:margin-top="0.1166in" fo:margin-bottom="0.1166in" fo:background-color="#FFFFFF"/>
      <style:text-properties fo:color="#333333"/>
    </style:style>
    <style:style style:name="P50" style:parent-style-name="Textbody" style:family="paragraph">
      <style:paragraph-properties fo:margin-top="0.1166in" fo:margin-bottom="0.1166in" fo:background-color="#FFFFFF"/>
      <style:text-properties fo:color="#333333"/>
    </style:style>
    <style:style style:name="P51" style:parent-style-name="Textbody" style:family="paragraph">
      <style:paragraph-properties fo:margin-top="0.1166in" fo:margin-bottom="0.1166in" fo:background-color="#FFFFFF"/>
    </style:style>
    <style:style style:name="T52" style:parent-style-name="Основнойшрифтабзаца" style:family="text">
      <style:text-properties fo:color="#333333"/>
    </style:style>
    <style:style style:name="TableColumn54" style:family="table-column">
      <style:table-column-properties style:column-width="2.2305in" style:use-optimal-column-width="false"/>
    </style:style>
    <style:style style:name="TableColumn55" style:family="table-column">
      <style:table-column-properties style:column-width="2.2312in" style:use-optimal-column-width="false"/>
    </style:style>
    <style:style style:name="TableColumn56" style:family="table-column">
      <style:table-column-properties style:column-width="2.2312in" style:use-optimal-column-width="false"/>
    </style:style>
    <style:style style:name="Table53" style:family="table">
      <style:table-properties style:width="6.693in" fo:margin-left="0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line-height="106%"/>
    </style:style>
    <style:style style:name="T60" style:parent-style-name="Основнойшрифтабзаца" style:family="text">
      <style:text-properties style:font-name="Calibri, sans-serif" fo:font-size="11pt" style:font-size-asian="11pt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line-height="106%"/>
      <style:text-properties style:font-name="Calibri, sans-serif" fo:font-size="11pt" style:font-size-asian="11pt"/>
    </style:style>
    <style:style style:name="TableCell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line-height="106%"/>
    </style:style>
    <style:style style:name="T65" style:parent-style-name="Основнойшрифтабзаца" style:family="text">
      <style:text-properties style:font-name="Calibri, sans-serif" fo:font-size="11pt" style:font-size-asian="11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 fo:line-height="106%"/>
    </style:style>
    <style:style style:name="T71" style:parent-style-name="Основнойшрифтабзаца" style:family="text">
      <style:text-properties style:font-name="Calibri, sans-serif" fo:font-size="11pt" style:font-size-asian="11pt" fo:language="en" fo:country="US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justify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6" style:parent-style-name="Основнойшрифтабзаца" style:family="text">
      <style:text-properties fo:font-size="11pt" style:font-size-asian="11pt" fo:language="en" fo:country="US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extbody" style:family="paragraph">
      <style:paragraph-properties fo:background-color="#FFFFFF"/>
      <style:text-properties fo:color="#000000"/>
    </style:style>
    <style:style style:name="P79" style:parent-style-name="Textbody" style:family="paragraph">
      <style:paragraph-properties fo:background-color="#FFFFFF"/>
      <style:text-properties fo:color="#000000"/>
    </style:style>
    <style:style style:name="P80" style:parent-style-name="Textbody" style:family="paragraph">
      <style:paragraph-properties fo:background-color="#FFFFFF"/>
      <style:text-properties fo:color="#000000"/>
    </style:style>
    <style:style style:name="P81" style:parent-style-name="Textbody" style:family="paragraph">
      <style:paragraph-properties fo:background-color="#FFFFFF"/>
      <style:text-properties fo:color="#000000"/>
    </style:style>
    <style:style style:name="P82" style:parent-style-name="Textbody" style:family="paragraph">
      <style:paragraph-properties fo:background-color="#FFFFFF"/>
      <style:text-properties fo:color="#000000"/>
    </style:style>
    <style:style style:name="P83" style:parent-style-name="Textbody" style:family="paragraph">
      <style:paragraph-properties fo:background-color="#FFFFFF"/>
      <style:text-properties fo:color="#000000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extbody" style:family="paragraph">
      <style:paragraph-properties fo:background-color="#FFFFFF"/>
      <style:text-properties fo:color="#000000"/>
    </style:style>
    <style:style style:name="P86" style:parent-style-name="Textbody" style:family="paragraph">
      <style:paragraph-properties fo:background-color="#FFFFFF"/>
      <style:text-properties fo:color="#000000"/>
    </style:style>
    <style:style style:name="P87" style:parent-style-name="Textbody" style:family="paragraph">
      <style:paragraph-properties fo:background-color="#FFFFFF"/>
      <style:text-properties fo:color="#000000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extbody" style:family="paragraph">
      <style:paragraph-properties fo:margin-bottom="0in"/>
      <style:text-properties fo:language="en" fo:country="US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extbody" style:family="paragraph">
      <style:paragraph-properties fo:margin-top="0.0555in" fo:margin-bottom="0.0555in" fo:background-color="#F8F9FA"/>
    </style:style>
    <style:style style:name="T93" style:parent-style-name="Основнойшрифтабзаца" style:family="text">
      <style:text-properties fo:color="#000000"/>
    </style:style>
    <style:style style:name="T94" style:parent-style-name="Основнойшрифтабзаца" style:family="text">
      <style:text-properties fo:color="#000000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extbody" style:family="paragraph">
      <style:paragraph-properties fo:margin-top="0.0555in" fo:margin-bottom="0.0555in" fo:background-color="#F8F9FA"/>
      <style:text-properties fo:color="#000000"/>
    </style:style>
    <style:style style:name="P97" style:parent-style-name="Textbody" style:family="paragraph">
      <style:paragraph-properties fo:margin-top="0.0555in" fo:margin-bottom="0.0555in" fo:background-color="#F8F9FA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line-height="106%"/>
    </style:style>
    <style:style style:name="T101" style:parent-style-name="Основнойшрифтабзаца" style:family="text">
      <style:text-properties style:font-name="Calibri, sans-serif" fo:font-size="11pt" style:font-size-asian="11pt" fo:language="en" fo:country="US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line-height="106%"/>
    </style:style>
    <style:style style:name="T104" style:parent-style-name="Основнойшрифтабзаца" style:family="text">
      <style:text-properties style:font-name="Calibri, sans-serif" fo:color="#000000" fo:font-size="11pt" style:font-size-asian="11pt" fo:background-color="#FFFFFF"/>
    </style:style>
    <style:style style:name="T105" style:parent-style-name="Основнойшрифтабзаца" style:family="text">
      <style:text-properties style:font-name="Calibri, sans-serif" fo:color="#000000" fo:font-size="11pt" style:font-size-asian="11pt" fo:background-color="#FFFFFF"/>
    </style:style>
    <style:style style:name="T106" style:parent-style-name="Основнойшрифтабзаца" style:family="text">
      <style:text-properties style:font-name="Calibri, sans-serif" fo:color="#000000" fo:font-size="11pt" style:font-size-asian="11pt" fo:background-color="#FFFFFF"/>
    </style:style>
    <style:style style:name="T107" style:parent-style-name="Основнойшрифтабзаца" style:family="text">
      <style:text-properties style:font-name="Calibri, sans-serif" fo:color="#000000" fo:font-size="11pt" style:font-size-asian="11pt" fo:background-color="#FFFFFF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line-height="106%"/>
    </style:style>
    <style:style style:name="T110" style:parent-style-name="Основнойшрифтабзаца" style:family="text">
      <style:text-properties style:font-name="Calibri, sans-serif" fo:color="#000000" fo:font-size="11pt" style:font-size-asian="11pt" fo:background-color="#FFFFFF"/>
    </style:style>
    <style:style style:name="T111" style:parent-style-name="Основнойшрифтабзаца" style:family="text">
      <style:text-properties style:font-name="Calibri, sans-serif" fo:color="#000000" fo:font-size="11pt" style:font-size-asian="11pt" fo:background-color="#FFFFFF"/>
    </style:style>
    <style:style style:name="T112" style:parent-style-name="Основнойшрифтабзаца" style:family="text">
      <style:text-properties style:font-name="Calibri, sans-serif" fo:color="#000000" fo:font-size="11pt" style:font-size-asian="11pt" fo:background-color="#FFFFFF"/>
    </style:style>
    <style:style style:name="T113" style:parent-style-name="Основнойшрифтабзаца" style:family="text">
      <style:text-properties style:font-name="Calibri, sans-serif" fo:color="#000000" fo:font-size="11pt" style:font-size-asian="11pt" fo:background-color="#FFFFFF"/>
    </style:style>
    <style:style style:name="T114" style:parent-style-name="Основнойшрифтабзаца" style:family="text">
      <style:text-properties style:font-name="Calibri, sans-serif" fo:color="#000000" fo:font-size="11pt" style:font-size-asian="11pt" fo:background-color="#FFFFFF"/>
    </style:style>
    <style:style style:name="T115" style:parent-style-name="Основнойшрифтабзаца" style:family="text">
      <style:text-properties style:font-name="Calibri, sans-serif" fo:color="#000000" fo:font-size="11pt" style:font-size-asian="11pt" fo:background-color="#FFFFFF"/>
    </style:style>
    <style:style style:name="T116" style:parent-style-name="Основнойшрифтабзаца" style:family="text">
      <style:text-properties style:font-name="Calibri, sans-serif" fo:color="#000000" fo:font-size="11pt" style:font-size-asian="11pt" fo:background-color="#FFFFFF"/>
    </style:style>
    <style:style style:name="T117" style:parent-style-name="Основнойшрифтабзаца" style:family="text">
      <style:text-properties style:font-name="Calibri, sans-serif" fo:color="#000000" fo:font-size="11pt" style:font-size-asian="11pt" fo:background-color="#FFFFFF"/>
    </style:style>
    <style:style style:name="T118" style:parent-style-name="Основнойшрифтабзаца" style:family="text">
      <style:text-properties style:font-name="Calibri, sans-serif" fo:color="#000000" fo:font-size="11pt" style:font-size-asian="11pt" fo:background-color="#FFFFFF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line-height="106%"/>
      <style:text-properties style:font-name="Calibri, sans-serif" fo:font-size="11pt" style:font-size-asian="11pt" fo:language="en" fo:country="US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line-height="106%"/>
    </style:style>
    <style:style style:name="T124" style:parent-style-name="Основнойшрифтабзаца" style:family="text">
      <style:text-properties style:font-name="Calibri, sans-serif" fo:color="#333333" fo:font-size="11pt" style:font-size-asian="11pt" fo:background-color="#FFFFFF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line-height="106%"/>
    </style:style>
    <style:style style:name="T127" style:parent-style-name="Основнойшрифтабзаца" style:family="text">
      <style:text-properties style:font-name="Calibri, sans-serif" fo:font-size="11pt" style:font-size-asian="11pt"/>
    </style:style>
    <style:style style:name="T128" style:parent-style-name="Основнойшрифтабзаца" style:family="text">
      <style:text-properties style:font-name="Calibri, sans-serif" fo:color="#333333" fo:font-size="11pt" style:font-size-asian="11pt" fo:background-color="#FFFFFF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Программа</text:p>
            <text:p text:style-name="TableContents"/>
          </table:table-cell>
          <table:table-cell table:style-name="TableCell8">
            <text:p text:style-name="P9">Плюсы</text:p>
          </table:table-cell>
          <table:table-cell table:style-name="TableCell10">
            <text:p text:style-name="P11">Минусы</text:p>
            <text:p text:style-name="TableContents"/>
          </table:table-cell>
        </table:table-row>
        <table:table-row table:style-name="TableRow12">
          <table:table-cell table:style-name="TableCell13">
            <text:p text:style-name="TableContents"/>
          </table:table-cell>
          <table:table-cell table:style-name="TableCell14">
            <text:p text:style-name="TableContents"><text:span text:style-name="T15">OpenOffice.org</text:span></text:p>
          </table:table-cell>
          <table:table-cell table:style-name="TableCell16">
            <text:p text:style-name="TableContents"/>
          </table:table-cell>
        </table:table-row>
        <table:table-row table:style-name="TableRow17">
          <table:table-cell table:style-name="TableCell18">
            <text:p text:style-name="P19">OpenOffice.org Writer</text:p>
            <text:p text:style-name="TableContents"/>
          </table:table-cell>
          <table:table-cell table:style-name="TableCell20">
            <text:p text:style-name="Textbody">Поддержка темплейтов, стилей и макросов; Поддержка больших документов, включая главные документы, параграфы, сноски и примечания</text:p>
            <text:p text:style-name="TableContents"/>
          </table:table-cell>
          <table:table-cell table:style-name="TableCell21">
            <text:p text:style-name="Textbody">Переносе документа из  Microsoft Word в OpenOffice Writer и обратно осуществляется очень плохо</text:p>
            <text:p text:style-name="TableContents"/>
          </table:table-cell>
        </table:table-row>
        <table:table-row table:style-name="TableRow22">
          <table:table-cell table:style-name="TableCell23">
            <text:p text:style-name="TableContents"><text:span text:style-name="T24">OpenOffice.org Calc</text:span></text:p>
          </table:table-cell>
          <table:table-cell table:style-name="TableCell25">
            <text:p text:style-name="P26">работает с общими форматами файлов электронных таблиц;</text:p>
            <text:p text:style-name="P27">Автоматическая проверка орфографии при вводе</text:p>
            <text:p text:style-name="P28"> </text:p>
            <text:p text:style-name="TableContents"/>
          </table:table-cell>
          <table:table-cell table:style-name="TableCell29">
            <text:p text:style-name="P30">Большой установочный файл может быть медленным для загрузки;</text:p>
            <text:p text:style-name="P31">Большой установочный файл может быть медленным для загрузки;</text:p>
            <text:p text:style-name="TableContents"/>
          </table:table-cell>
        </table:table-row>
        <table:table-row table:style-name="TableRow32">
          <table:table-cell table:style-name="TableCell33">
            <text:p text:style-name="P34"><text:span text:style-name="T35">OpenOffice.org Base</text:span></text:p>
          </table:table-cell>
          <table:table-cell table:style-name="TableCell36">
            <text:p text:style-name="Textbody">Офисный пакет распространяется на бесплатные основе;</text:p>
            <text:p text:style-name="Textbody">Схожесть интерфейса с программами от Microsoft;</text:p>
            <text:p text:style-name="TableContents"/>
          </table:table-cell>
          <table:table-cell table:style-name="TableCell37">
            <text:p text:style-name="P38">Редкие обновления и, следовательно, небольшое количество нововведений;</text:p>
            <text:p text:style-name="Textbody">Отсутствие программной экосистемы, по аналогии с<text:s/>Microsoft;</text:p>
            <text:p text:style-name="TableContents"/>
          </table:table-cell>
        </table:table-row>
        <table:table-row table:style-name="TableRow39">
          <table:table-cell table:style-name="TableCell40">
            <text:p text:style-name="P41">OpenOffice.org Impress</text:p>
            <text:p text:style-name="TableContents"/>
          </table:table-cell>
          <table:table-cell table:style-name="TableCell42">
            <text:p text:style-name="P43">Автоматическая проверка орфографии при вводе;</text:p>
            <text:p text:style-name="P44"> Интуитивно понятный интерфейс;</text:p>
            <text:p text:style-name="P45"> Тонны базовых и расширенных функций;</text:p>
            <text:p text:style-name="P46"> Разрешения для расширений и шаблонов</text:p>
            <text:p text:style-name="TableContents"/>
          </table:table-cell>
          <table:table-cell table:style-name="TableCell47">
            <text:p text:style-name="P48">Мунданный программный интерфейс;</text:p>
            <text:p text:style-name="P49">Большой файл настроек —<text:s/>загрузка может быть медленной;</text:p>
            <text:p text:style-name="P50">Весь офисный пакет должен быть загружен только для использования Impress;</text:p>
            <text:p text:style-name="P51"><text:span text:style-name="T52">Не самый удобный программа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<text:span text:style-name="T60">Программа</text:span></text:p>
          </table:table-cell>
          <table:table-cell table:style-name="TableCell61">
            <text:p text:style-name="P62">Плюсы</text:p>
          </table:table-cell>
          <table:table-cell table:style-name="TableCell63">
            <text:p text:style-name="P64"><text:span text:style-name="T65">Минусы</text:span>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><text:span text:style-name="T71">MS Office</text:span>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TableContents"><text:span text:style-name="T76">Microsoft Word</text:span></text:p>
          </table:table-cell>
          <table:table-cell table:style-name="TableCell77">
            <text:p text:style-name="P78">Универсальность;</text:p>
            <text:p text:style-name="P79">Надежность;</text:p>
            <text:p text:style-name="P80">Занимает мало места в памяти устройства;</text:p>
            <text:p text:style-name="P81">Удобный интерфейс;</text:p>
            <text:p text:style-name="P82">Скорость;</text:p>
            <text:p text:style-name="P83">Экономия времени;</text:p>
            <text:p text:style-name="TableContents"/>
          </table:table-cell>
          <table:table-cell table:style-name="TableCell84">
            <text:p text:style-name="P85">Высокая цена.</text:p>
            <text:p text:style-name="P86">Несовместимость форматов различных версий.</text:p>
            <text:p text:style-name="P87">Трудности и проблемы различий в интерфейсе.</text:p>
            <text:p text:style-name="TableContents"/>
          </table:table-cell>
        </table:table-row>
        <table:table-row table:style-name="TableRow88">
          <table:table-cell table:style-name="TableCell89">
            <text:p text:style-name="P90">Microsoft Excel</text:p>
            <text:p text:style-name="TableContents"/>
          </table:table-cell>
          <table:table-cell table:style-name="TableCell91">
            <text:p text:style-name="P92"><text:span text:style-name="T93">Современные табличные процессоры позволяют использовать средства оформления, такие как, например, цвет и шрифты, которые облегчают понимание программы и несут дополнительную смысловую нагрузку. Существует возможность внедрения в электронные таблицы различн</text:span><text:span text:style-name="T94">ого вспомогательного содержимого: изображений, графиков функций и др.</text:span></text:p>
            <text:p text:style-name="TableContents"/>
          </table:table-cell>
          <table:table-cell table:style-name="TableCell95">
            <text:p text:style-name="P96">Пользователь, имеющий доступ к таблице, может случайно или намеренно внести в неё изменения, которые могут нарушить работу программы.</text:p>
            <text:p text:style-name="P97"/>
          </table:table-cell>
        </table:table-row>
        <table:table-row table:style-name="TableRow98">
          <table:table-cell table:style-name="TableCell99">
            <text:p text:style-name="P100"><text:span text:style-name="T101">Microsoft Access</text:span></text:p>
          </table:table-cell>
          <table:table-cell table:style-name="TableCell102">
            <text:p text:style-name="P103"><text:span text:style-name="T104">Простота, гибкость, русификация</text:span><text:span text:style-name="T105">, наличие раз</text:span><text:span text:style-name="T106">­нообразных масте</text:span><text:span text:style-name="T107">­ров, конструкторов, надежная работа.</text:span></text:p>
          </table:table-cell>
          <table:table-cell table:style-name="TableCell108">
            <text:p text:style-name="P109"><text:span text:style-name="T110">Слабые средства защиты и восстановления ин</text:span><text:span text:style-name="T111">­фор</text:span><text:span text:style-name="T112">­мации, огра</text:span><text:span text:style-name="T113">­ни</text:span><text:span text:style-name="T114">­че</text:span><text:span text:style-name="T115">­ния на объем информации, отсутствие собственного языка програм</text:span><text:span text:style-name="T116">­миро</text:span><text:span text:style-name="T117">­вания, низкая скорость при работе с большими объемами<text:s/></text:span><text:span text:style-name="T118">информации. </text:span></text:p>
          </table:table-cell>
        </table:table-row>
        <table:table-row table:style-name="TableRow119">
          <table:table-cell table:style-name="TableCell120">
            <text:p text:style-name="P121">Microsoft Outlook</text:p>
          </table:table-cell>
          <table:table-cell table:style-name="TableCell122">
            <text:p text:style-name="P123"><text:span text:style-name="T124">Надежные фильтры нежелательной почты, бесшовную интеграцию со списками дел и расписаниями, а также эффективные функции организации</text:span></text:p>
          </table:table-cell>
          <table:table-cell table:style-name="TableCell125">
            <text:p text:style-name="P126"><text:span text:style-name="T127">Шаблоны сообщений<text:s/></text:span><text:span text:style-name="T128">Outlook должны быть более гибкими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51658240" draw:style-name="a0" draw:name="graphics1" text:anchor-type="paragraph" svg:x="2.14843in" svg:y="0.70276in" svg:width="1.75906in" svg:height="1.6437in" style:rel-width="scale" style:rel-height="scale"><draw:image xlink:href="media/image1.sv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Эрик Арутюнян</meta:initial-creator>
    <dc:creator>Эрик Арутюнян</dc:creator>
    <meta:creation-date>2022-11-17T19:08:00Z</meta:creation-date>
    <dc:date>2022-11-17T19:08:00Z</dc:date>
    <meta:template xlink:href="Normal.dotm" xlink:type="simple"/>
    <meta:editing-cycles>2</meta:editing-cycles>
    <meta:editing-duration>PT0S</meta:editing-duration>
    <meta:document-statistic meta:page-count="3" meta:paragraph-count="4" meta:word-count="366" meta:character-count="2450" meta:row-count="17" meta:non-whitespace-character-count="2088"/>
  </office:meta>
</office:document-meta>
</file>